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1602in"/>
    </style:style>
    <style:style style:name="co5" style:family="table-column">
      <style:table-column-properties fo:break-before="auto" style:column-width="1.4354in"/>
    </style:style>
    <style:style style:name="co6" style:family="table-column">
      <style:table-column-properties fo:break-before="auto" style:column-width="1.0846in"/>
    </style:style>
    <style:style style:name="co7" style:family="table-column">
      <style:table-column-properties fo:break-before="auto" style:column-width="1.3811in"/>
    </style:style>
    <style:style style:name="co8" style:family="table-column">
      <style:table-column-properties fo:break-before="auto" style:column-width="1.4543in"/>
    </style:style>
    <style:style style:name="co9" style:family="table-column">
      <style:table-column-properties fo:break-before="auto" style:column-width="1.3866in"/>
    </style:style>
    <style:style style:name="co10" style:family="table-column">
      <style:table-column-properties fo:break-before="auto" style:column-width="1.1862in"/>
    </style:style>
    <style:style style:name="co11" style:family="table-column">
      <style:table-column-properties fo:break-before="auto" style:column-width="1.1937in"/>
    </style:style>
    <style:style style:name="co12" style:family="table-column">
      <style:table-column-properties fo:break-before="auto" style:column-width="1.1154in"/>
    </style:style>
    <style:style style:name="co13" style:family="table-column">
      <style:table-column-properties fo:break-before="auto" style:column-width="1.0909in"/>
    </style:style>
    <style:style style:name="co14" style:family="table-column">
      <style:table-column-properties fo:break-before="auto" style:column-width="1.3228in"/>
    </style:style>
    <style:style style:name="co15" style:family="table-column">
      <style:table-column-properties fo:break-before="auto" style:column-width="1.4425in"/>
    </style:style>
    <style:style style:name="co16" style:family="table-column">
      <style:table-column-properties fo:break-before="auto" style:column-width="1.4098in"/>
    </style:style>
    <style:style style:name="co17" style:family="table-column">
      <style:table-column-properties fo:break-before="auto" style:column-width="1.1898in"/>
    </style:style>
    <style:style style:name="co18" style:family="table-column">
      <style:table-column-properties fo:break-before="auto" style:column-width="1.2047in"/>
    </style:style>
    <style:style style:name="co19" style:family="table-column">
      <style:table-column-properties fo:break-before="auto" style:column-width="1.128in"/>
    </style:style>
    <style:style style:name="co21" style:family="table-column">
      <style:table-column-properties fo:break-before="auto" style:column-width="1.3902in"/>
    </style:style>
    <style:style style:name="co22" style:family="table-column">
      <style:table-column-properties fo:break-before="auto" style:column-width="1.3472in"/>
    </style:style>
    <style:style style:name="co23" style:family="table-column">
      <style:table-column-properties fo:break-before="auto" style:column-width="0.9744in"/>
    </style:style>
    <style:style style:name="co24" style:family="table-column">
      <style:table-column-properties fo:break-before="auto" style:column-width="1.4791in"/>
    </style:style>
    <style:style style:name="co25" style:family="table-column">
      <style:table-column-properties fo:break-before="auto" style:column-width="1.4126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717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5.03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90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9.020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2.59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22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6.079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9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88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57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28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84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1.0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cessibilityManager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DisplayObject</text:p>
          </table:table-cell>
          <table:table-cell table:style-name="ce9"/>
          <table:table-cell table:style-name="ce9" office:value-type="float" office:value="2">
            <office:annotation draw:style-name="gr1" draw:text-style-name="P1" svg:width="1.1413in" svg:height="1.6343in" svg:x="3.2484in" svg:y="0in" draw:caption-point-x="-0.2402in" draw:caption-point-y="0.1646in">
              <dc:creator>LS</dc:creator>
              <dc:date>2018-11-19T00:00:00</dc:date>
              <text:p text:style-name="P1"><text:span text:style-name="T1">AccessibilityManager-flow.js:1481:5-17: [class: DisplayObject]</text:span></text:p>
              <text:p text:style-name="P1"><text:span text:style-name="T1">AccessibilityManager-flow.js:1481:5-27: DisplayObject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3252in">
              <dc:creator>LS</dc:creator>
              <dc:date>2018-11-19T00:00:00</dc:date>
              <text:p text:style-name="P1"><text:span text:style-name="T1">AccessibilityManager-flow.js:1957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4858in">
              <dc:creator>LS</dc:creator>
              <dc:date>2018-11-19T00:00:00</dc:date>
              <text:p text:style-name="P1"><text:span text:style-name="T1">AccessibilityManager-flow.js:1958:1-14: [class: CanvasRenderer]</text:span></text:p>
            </office:annotation>
            <text:p>1</text:p>
          </table:table-cell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480">
            <text:p>14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58">
            <text:p>195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Accessibility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Render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Base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Base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aseTextur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itmapText" table:style-name="ta1" table:print="false">
        <table:table-column table:style-name="co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34">
            <office:annotation draw:style-name="gr3" draw:text-style-name="P1" svg:width="1.1413in" svg:height="25.1165in" svg:x="3.2205in" svg:y="0in" draw:caption-point-x="-0.2402in" draw:caption-point-y="0.1646in">
              <dc:creator>LS</dc:creator>
              <dc:date>2018-11-20T00:00:00</dc:date>
              <text:p text:style-name="P1"><text:span text:style-name="T1">BitmapText-flow.js:1475:15-17: Point</text:span></text:p>
              <text:p text:style-name="P1"><text:span text:style-name="T1">BitmapText-flow.js:1475:21-31: Point</text:span></text:p>
              <text:p text:style-name="P1"><text:span text:style-name="T1">BitmapText-flow.js:1475:25-29: [class: Point]</text:span></text:p>
              <text:p text:style-name="P1"><text:span text:style-name="T1">BitmapText-flow.js:1476:15-19: Array&lt;{charCode: , line: number, position: Point, texture: }&gt;</text:span></text:p>
              <text:p text:style-name="P1"><text:span text:style-name="T1">BitmapText-flow.js:1476:23-24: Array&lt;{charCode: , line: number, position: Point, texture: }&gt;</text:span></text:p>
              <text:p text:style-name="P1"><text:span text:style-name="T1">BitmapText-flow.js:1503:17-19: Point</text:span></text:p>
              <text:p text:style-name="P1"><text:span text:style-name="T1">BitmapText-flow.js:1504:17-19: Point</text:span></text:p>
              <text:p text:style-name="P1"><text:span text:style-name="T1">BitmapText-flow.js:1509:58-60: Point</text:span></text:p>
              <text:p text:style-name="P1"><text:span text:style-name="T1">BitmapText-flow.js:1511:35-39: Array&lt;{charCode: , line: number, position: Point, texture: }&gt;</text:span></text:p>
              <text:p text:style-name="P1"><text:span text:style-name="T1">BitmapText-flow.js:1519:17-19: Point</text:span></text:p>
              <text:p text:style-name="P1"><text:span text:style-name="T1">BitmapText-flow.js:1520:17-19: Point</text:span></text:p>
              <text:p text:style-name="P1"><text:span text:style-name="T1">BitmapText-flow.js:1534:17-19: Point</text:span></text:p>
              <text:p text:style-name="P1"><text:span text:style-name="T1">BitmapText-flow.js:1537:13-17: Array&lt;{charCode: , line: number, position: Point, texture: }&gt;</text:span></text:p>
              <text:p text:style-name="P1"><text:span text:style-name="T1">BitmapText-flow.js:1537:24,1542:13: {charCode: , line: number, position: Point, texture: }</text:span></text:p>
              <text:p text:style-name="P1"><text:span text:style-name="T1">BitmapText-flow.js:1541:27-87: Point</text:span></text:p>
              <text:p text:style-name="P1"><text:span text:style-name="T1">BitmapText-flow.js:1541:31-35: [class: Point]</text:span></text:p>
              <text:p text:style-name="P1"><text:span text:style-name="T1">BitmapText-flow.js:1541:37-39: Point</text:span></text:p>
              <text:p text:style-name="P1"><text:span text:style-name="T1">BitmapText-flow.js:1541:63-65: Point</text:span></text:p>
              <text:p text:style-name="P1"><text:span text:style-name="T1">BitmapText-flow.js:1543:29-31: Point</text:span></text:p>
              <text:p text:style-name="P1"><text:span text:style-name="T1">BitmapText-flow.js:1544:13-15: Point</text:span></text:p>
              <text:p text:style-name="P1"><text:span text:style-name="T1">BitmapText-flow.js:1570:26-30: Array&lt;{charCode: , line: number, position: Point, texture: }&gt;</text:span></text:p>
              <text:p text:style-name="P1"><text:span text:style-name="T1">BitmapText-flow.js:1579:29-33: Array&lt;{charCode: , line: number, position: Point, texture: }&gt;</text:span></text:p>
              <text:p text:style-name="P1"><text:span text:style-name="T1">BitmapText-flow.js:1579:29-36: {charCode: , line: number, position: Point, texture: }</text:span></text:p>
              <text:p text:style-name="P1"><text:span text:style-name="T1">BitmapText-flow.js:1583:32-36: Array&lt;{charCode: , line: number, position: Point, texture: }&gt;</text:span></text:p>
              <text:p text:style-name="P1"><text:span text:style-name="T1">BitmapText-flow.js:1583:32-39: {charCode: , line: number, position: Point, texture: }</text:span></text:p>
              <text:p text:style-name="P1"><text:span text:style-name="T1">BitmapText-flow.js:1587:29-33: Array&lt;{charCode: , line: number, position: Point, texture: }&gt;</text:span></text:p>
              <text:p text:style-name="P1"><text:span text:style-name="T1">BitmapText-flow.js:1587:29-36: {charCode: , line: number, position: Point, texture: }</text:span></text:p>
              <text:p text:style-name="P1"><text:span text:style-name="T1">BitmapText-flow.js:1587:29-45: Point</text:span></text:p>
              <text:p text:style-name="P1"><text:span text:style-name="T1">BitmapText-flow.js:1587:68-72: Array&lt;{charCode: , line: number, position: Point, texture: }&gt;</text:span></text:p>
              <text:p text:style-name="P1"><text:span text:style-name="T1">BitmapText-flow.js:1587:68-75: {charCode: , line: number, position: Point, texture: }</text:span></text:p>
              <text:p text:style-name="P1"><text:span text:style-name="T1">BitmapText-flow.js:1588:28-32: Array&lt;{charCode: , line: number, position: Point, texture: }&gt;</text:span></text:p>
              <text:p text:style-name="P1"><text:span text:style-name="T1">BitmapText-flow.js:1588:28-35: {charCode: , line: number, position: Point, texture: }</text:span></text:p>
              <text:p text:style-name="P1"><text:span text:style-name="T1">BitmapText-flow.js:1588:28-44: Point</text:span></text:p>
              <text:p text:style-name="P1"><text:span text:style-name="T1">BitmapText-flow.js:1605:28-30: Point</text:span></text:p>
            </office:annotation>
            <text:p>34</text:p>
          </table:table-cell>
        </table:table-row>
        <table:table-row table:style-name="ro1">
          <table:table-cell table:style-name="ce2" office:value-type="string">
            <text:p>Sprite</text:p>
          </table:table-cell>
          <table:table-cell table:style-name="ce9" office:value-type="float" office:value="1">
            <office:annotation draw:style-name="gr4" draw:text-style-name="P1" svg:width="1.1413in" svg:height="0.5457in" svg:x="2.3315in" svg:y="0in" draw:caption-point-x="-0.2402in" draw:caption-point-y="0.3252in">
              <dc:creator>LS</dc:creator>
              <dc:date>2018-11-20T00:00:00</dc:date>
              <text:p text:style-name="P1"><text:span text:style-name="T1">BitmapText-flow.js:1583:17-48: Sprite</text:span></text:p>
            </office:annotation>
            <text:p>1</text:p>
          </table:table-cell>
          <table:table-cell table:style-name="ce9" office:value-type="float" office:value="12">
            <office:annotation draw:style-name="gr5" draw:text-style-name="P1" svg:width="1.1413in" svg:height="5.9886in" svg:x="3.2205in" svg:y="0in" draw:caption-point-x="-0.2402in" draw:caption-point-y="0.3252in">
              <dc:creator>LS</dc:creator>
              <dc:date>2018-11-20T00:00:00</dc:date>
              <text:p text:style-name="P1"><text:span text:style-name="T1">BitmapText-flow.js:1575:17: Sprite</text:span></text:p>
              <text:p text:style-name="P1"><text:span text:style-name="T1">BitmapText-flow.js:1583:21-48: Sprite</text:span></text:p>
              <text:p text:style-name="P1"><text:span text:style-name="T1">BitmapText-flow.js:1583:25-30: [class: Sprite]</text:span></text:p>
              <text:p text:style-name="P1"><text:span text:style-name="T1">BitmapText-flow.js:1584:35: Sprite</text:span></text:p>
              <text:p text:style-name="P1"><text:span text:style-name="T1">BitmapText-flow.js:1587:13: Sprite</text:span></text:p>
              <text:p text:style-name="P1"><text:span text:style-name="T1">BitmapText-flow.js:1588:13: Sprite</text:span></text:p>
              <text:p text:style-name="P1"><text:span text:style-name="T1">BitmapText-flow.js:1589:13: Sprite</text:span></text:p>
              <text:p text:style-name="P1"><text:span text:style-name="T1">BitmapText-flow.js:1589:25: Sprite</text:span></text:p>
              <text:p text:style-name="P1"><text:span text:style-name="T1">BitmapText-flow.js:1590:13: Sprite</text:span></text:p>
              <text:p text:style-name="P1"><text:span text:style-name="T1">BitmapText-flow.js:1592:18: Sprite</text:span></text:p>
              <text:p text:style-name="P1"><text:span text:style-name="T1">BitmapText-flow.js:1594:17-32: Container | Sprite | Text</text:span></text:p>
              <text:p text:style-name="P1"><text:span text:style-name="T1">BitmapText-flow.js:1594:31: Sprite</text:span></text:p>
            </office:annotation>
            <text:p>12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15in" svg:y="0in" draw:caption-point-x="-0.2402in" draw:caption-point-y="0.4858in">
              <dc:creator>LS</dc:creator>
              <dc:date>2018-11-20T00:00:00</dc:date>
              <text:p text:style-name="P1"><text:span text:style-name="T1">BitmapText-flow.js:1454:9-84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2205in" svg:y="0in" draw:caption-point-x="-0.2402in" draw:caption-point-y="0.4858in">
              <dc:creator>LS</dc:creator>
              <dc:date>2018-11-20T00:00:00</dc:date>
              <text:p text:style-name="P1"><text:span text:style-name="T1">BitmapText-flow.js:1454:24-84: ObservablePoint</text:span></text:p>
              <text:p text:style-name="P1"><text:span text:style-name="T1">BitmapText-flow.js:1454:28-42: [class: ObservablePoint]</text:span></text:p>
            </office:annotation>
            <text:p>2</text:p>
          </table:table-cell>
        </table:table-row>
        <table:table-row table:style-name="ro1">
          <table:table-cell table:style-name="ce3" office:value-type="string">
            <text:p>Contain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59">
            <text:p>13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802">
            <text:p>180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itmapTex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endMode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lurX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9-44: BlurX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28-44: BlurXFilter</text:span></text:p>
              <text:p text:style-name="P1"><text:span text:style-name="T1">BlurFilter-flow.js:456:32-42: [class: BlurXFilter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BlurY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9-44: BlurY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28-44: BlurYFilter</text:span></text:p>
              <text:p text:style-name="P1"><text:span text:style-name="T1">BlurFilter-flow.js:457:32-42: [class: BlurYFilter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445">
            <text:p>44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74">
            <text:p>574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Blur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X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office:value-type="string">
            <text:p>Src Initial Line:</text:p>
          </table:table-cell>
          <table:table-cell table:number-columns-repeated="2"/>
        </table:table-row>
        <table:table-row table:style-name="ro3">
          <table:table-cell office:value-type="string">
            <text:p>Src Final Line:</text:p>
          </table:table-cell>
          <table:table-cell table:number-columns-repeated="2"/>
        </table:table-row>
        <table:table-row table:style-name="ro3">
          <table:table-cell office:value-type="string">
            <text:p>File:</text:p>
          </table:table-cell>
          <table:table-cell office:value-type="string">
            <text:p>BlurXFilt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Y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office:value-type="string">
            <text:p>Src Initial Line:</text:p>
          </table:table-cell>
          <table:table-cell table:number-columns-repeated="2"/>
        </table:table-row>
        <table:table-row table:style-name="ro1">
          <table:table-cell office:value-type="string">
            <text:p>Src Final Line:</text:p>
          </table:table-cell>
          <table:table-cell table:number-columns-repeated="2"/>
        </table:table-row>
        <table:table-row table:style-name="ro1">
          <table:table-cell office:value-type="string">
            <text:p>File:</text:p>
          </table:table-cell>
          <table:table-cell office:value-type="string">
            <text:p>BlurYFilter-flow.js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in" draw:caption-point-x="-0.2402in" draw:caption-point-y="0.1701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Buff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cheData" table:style-name="ta1" table:print="false">
        <table:table-column table:style-name="co6" table:default-cell-style-name="ce2"/>
        <table:table-column table:style-name="co2" table:default-cell-style-name="Default"/>
        <table:table-column table:style-name="co7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3.5819in" svg:y="0.0047in" draw:caption-point-x="-0.2402in" draw:caption-point-y="0.1752in">
              <dc:creator>LS</dc:creator>
              <dc:date>2018-11-28T00:00:00</dc:date>
              <text:p text:style-name="P1"><text:span text:style-name="T1">CacheData-flow.js:1844:23-35: [class: DisplayObject]</text:span></text:p>
              <text:p text:style-name="P1"><text:span text:style-name="T1">CacheData-flow.js:1847:1-13: [class: DisplayObject]</text:span></text:p>
              <text:p text:style-name="P1"><text:span text:style-name="T1">CacheData-flow.js:1847:1-23: DisplayObject</text:span></text:p>
              <text:p text:style-name="P1"><text:span text:style-name="T1">CacheData-flow.js:1848:1-13: [class: DisplayObject]</text:span></text:p>
              <text:p text:style-name="P1"><text:span text:style-name="T1">CacheData-flow.js:1848:1-23: DisplayObject</text:span></text:p>
            </office:annotation>
            <text:p>5</text:p>
          </table:table-cell>
        </table:table-row>
        <table:table-row table:style-name="ro3">
          <table:table-cell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office:annotation draw:style-name="gr1" draw:text-style-name="P1" svg:width="1.1413in" svg:height="1.6343in" svg:x="3.5819in" svg:y="0.0201in" draw:caption-point-x="-0.2402in" draw:caption-point-y="0.3354in">
              <dc:creator>LS</dc:creator>
              <dc:date>2018-11-28T00:00:00</dc:date>
              <text:p text:style-name="P1"><text:span text:style-name="T1">CacheData-flow.js:1845:7-17: Matrix</text:span></text:p>
              <text:p text:style-name="P1"><text:span text:style-name="T1">CacheData-flow.js:1845:21-32: Matrix</text:span></text:p>
              <text:p text:style-name="P1"><text:span text:style-name="T1">CacheData-flow.js:1845:25-30: [class: Matrix]</text:span></text:p>
            </office:annotation>
            <text:p>3</text:p>
          </table:table-cell>
        </table:table-row>
        <table:table-row table:style-name="ro3">
          <table:table-cell office:value-type="string">
            <text:p>RenderTextur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office:value-type="string">
            <text:p>Sprit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844">
            <text:p>1844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77">
            <text:p>187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cheData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Extract" table:style-name="ta1" table:print="false">
        <table:table-column table:style-name="co8" table:default-cell-style-name="ce2"/>
        <table:table-column table:style-name="co2" table:default-cell-style-name="Default"/>
        <table:table-column table:style-name="co9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/>
          <table:table-cell table:style-name="ce9" office:value-type="float" office:value="19">
            <office:annotation draw:style-name="gr11" draw:text-style-name="P1" svg:width="1.1413in" svg:height="9.0988in" svg:x="3.9555in" svg:y="0in" draw:caption-point-x="-0.2402in" draw:caption-point-y="0.1799in">
              <dc:creator>LS</dc:creator>
              <dc:date>2018-11-29T00:00:00</dc:date>
              <text:p text:style-name="P1"><text:span text:style-name="T1">CanvasExtract-flow.js:718:7-15: Rectangle</text:span></text:p>
              <text:p text:style-name="P1"><text:span text:style-name="T1">CanvasExtract-flow.js:718:19-33: Rectangle</text:span></text:p>
              <text:p text:style-name="P1"><text:span text:style-name="T1">CanvasExtract-flow.js:718:23-31: [class: Rectangle]</text:span></text:p>
              <text:p text:style-name="P1"><text:span text:style-name="T1">CanvasExtract-flow.js:778:13-17: Rectangle</text:span></text:p>
              <text:p text:style-name="P1"><text:span text:style-name="T1">CanvasExtract-flow.js:803:13-29: Rectangle</text:span></text:p>
              <text:p text:style-name="P1"><text:span text:style-name="T1">CanvasExtract-flow.js:803:21-29: Rectangle</text:span></text:p>
              <text:p text:style-name="P1"><text:span text:style-name="T1">CanvasExtract-flow.js:804:13-17: Rectangle</text:span></text:p>
              <text:p text:style-name="P1"><text:span text:style-name="T1">CanvasExtract-flow.js:805:13-17: Rectangle</text:span></text:p>
              <text:p text:style-name="P1"><text:span text:style-name="T1">CanvasExtract-flow.js:808:23-27: Rectangle</text:span></text:p>
              <text:p text:style-name="P1"><text:span text:style-name="T1">CanvasExtract-flow.js:809:24-28: Rectangle</text:span></text:p>
              <text:p text:style-name="P1"><text:span text:style-name="T1">CanvasExtract-flow.js:812:49-53: Rectangle</text:span></text:p>
              <text:p text:style-name="P1"><text:span text:style-name="T1">CanvasExtract-flow.js:812:71-75: Rectangle</text:span></text:p>
              <text:p text:style-name="P1"><text:span text:style-name="T1">CanvasExtract-flow.js:833:13-17: Rectangle</text:span></text:p>
              <text:p text:style-name="P1"><text:span text:style-name="T1">CanvasExtract-flow.js:858:13-29: Rectangle</text:span></text:p>
              <text:p text:style-name="P1"><text:span text:style-name="T1">CanvasExtract-flow.js:858:21-29: Rectangle</text:span></text:p>
              <text:p text:style-name="P1"><text:span text:style-name="T1">CanvasExtract-flow.js:859:13-17: Rectangle</text:span></text:p>
              <text:p text:style-name="P1"><text:span text:style-name="T1">CanvasExtract-flow.js:860:13-17: Rectangle</text:span></text:p>
              <text:p text:style-name="P1"><text:span text:style-name="T1">CanvasExtract-flow.js:863:43-47: Rectangle</text:span></text:p>
              <text:p text:style-name="P1"><text:span text:style-name="T1">CanvasExtract-flow.js:863:69-73: Rectangle</text:span></text:p>
            </office:annotation>
            <text:p>19</text:p>
          </table:table-cell>
        </table:table-row>
        <table:table-row table:style-name="ro3">
          <table:table-cell office:value-type="string">
            <text:p>Render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9555in" svg:y="0in" draw:caption-point-x="-0.2402in" draw:caption-point-y="0.3555in">
              <dc:creator>LS</dc:creator>
              <dc:date>2018-11-29T00:00:00</dc:date>
              <text:p text:style-name="P1"><text:span text:style-name="T1">CanvasExtract-flow.js:783:35-47: [class: RenderTexture]</text:span></text:p>
              <text:p text:style-name="P1"><text:span text:style-name="T1">CanvasExtract-flow.js:838:35-47: [class: RenderTexture]</text:span></text:p>
            </office:annotation>
            <text:p>2</text:p>
          </table:table-cell>
        </table:table-row>
        <table:table-row table:style-name="ro3">
          <table:table-cell office:value-type="string">
            <text:p>CanvasRenderTarget</text:p>
          </table:table-cell>
          <table:table-cell table:style-name="ce9"/>
          <table:table-cell table:style-name="ce9" office:value-type="float" office:value="5">
            <office:annotation draw:style-name="gr13" draw:text-style-name="P1" svg:width="1.1413in" svg:height="3.8114in" svg:x="3.9555in" svg:y="0in" draw:caption-point-x="-0.2402in" draw:caption-point-y="0.5315in">
              <dc:creator>LS</dc:creator>
              <dc:date>2018-11-29T00:00:00</dc:date>
              <text:p text:style-name="P1"><text:span text:style-name="T1">CanvasExtract-flow.js:811:15-26: CanvasRenderTarget</text:span></text:p>
              <text:p text:style-name="P1"><text:span text:style-name="T1">CanvasExtract-flow.js:811:30-66: CanvasRenderTarget</text:span></text:p>
              <text:p text:style-name="P1"><text:span text:style-name="T1">CanvasExtract-flow.js:811:34-51: [class: CanvasRenderTarget]</text:span></text:p>
              <text:p text:style-name="P1"><text:span text:style-name="T1">CanvasExtract-flow.js:814:9-20: CanvasRenderTarget</text:span></text:p>
              <text:p text:style-name="P1"><text:span text:style-name="T1">CanvasExtract-flow.js:817:16-27: CanvasRenderTarget</text:span></text:p>
            </office:annotation>
            <text:p>5</text:p>
          </table:table-cell>
        </table:table-row>
        <table:table-row table:style-name="ro3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9555in" svg:y="0.1118in" draw:caption-point-x="-0.2402in" draw:caption-point-y="0.5953in">
              <dc:creator>LS</dc:creator>
              <dc:date>2018-11-29T00:00:00</dc:date>
              <text:p text:style-name="P1"><text:span text:style-name="T1">CanvasExtract-flow.js:877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18">
            <text:p>71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78">
            <text:p>87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Extract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GraphicsRenderer" table:style-name="ta1" table:print="false">
        <table:table-column table:style-name="co10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.0217in" draw:caption-point-x="-0.2402in" draw:caption-point-y="0.1701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>
          <table:table-cell table:number-columns-repeated="3"/>
        </table:table-row>
      </table:table>
      <table:table table:name="CanvasPrepare" table:style-name="ta1" table:print="false">
        <table:table-column table:style-name="co11" table:default-cell-style-name="ce2"/>
        <table:table-column table:style-name="co2" table:number-columns-repeated="2" table:default-cell-style-name="Default"/>
        <table:table-row table:style-name="ro6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office:value-type="string">
            <text:p>Container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in" draw:caption-point-x="-0.2402in" draw:caption-point-y="0.1874in">
              <dc:creator>LS</dc:creator>
              <dc:date>2018-12-01T00:00:00</dc:date>
              <text:p text:style-name="P1"><text:span text:style-name="T1">CanvasPrepare-flow.js:2282:29-37: [class: Container]</text:span></text:p>
            </office:annotation>
            <text:p>1</text:p>
          </table:table-cell>
        </table:table-row>
        <table:table-row table:style-name="ro6">
          <table:table-cell office:value-type="string">
            <text:p>Base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2035in" svg:y="0in" draw:caption-point-x="-0.2402in" draw:caption-point-y="0.3709in">
              <dc:creator>LS</dc:creator>
              <dc:date>2018-12-01T00:00:00</dc:date>
              <text:p text:style-name="P1"><text:span text:style-name="T1">CanvasPrepare-flow.js:2334:25-35: [class: BaseTexture]</text:span></text:p>
              <text:p text:style-name="P1"><text:span text:style-name="T1">CanvasPrepare-flow.js:2365:25-35: [class: BaseTexture]</text:span></text:p>
            </office:annotation>
            <text:p>2</text:p>
          </table:table-cell>
        </table:table-row>
        <table:table-row table:style-name="ro6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2035in" svg:y="0in" draw:caption-point-x="-0.2402in" draw:caption-point-y="0.5543in">
              <dc:creator>LS</dc:creator>
              <dc:date>2018-12-01T00:00:00</dc:date>
              <text:p text:style-name="P1"><text:span text:style-name="T1">CanvasPrepare-flow.js:2389:1-14: [class: CanvasRenderer]</text:span></text:p>
            </office:annotation>
            <text:p>1</text:p>
          </table:table-cell>
        </table:table-row>
        <table:table-row table:style-name="ro6">
          <table:table-cell office:value-type="string">
            <text:p>Texture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.1425in" draw:caption-point-x="-0.2402in" draw:caption-point-y="0.5949in">
              <dc:creator>LS</dc:creator>
              <dc:date>2018-12-01T00:00:00</dc:date>
              <text:p text:style-name="P1"><text:span text:style-name="T1">CanvasPrepare-flow.js:2374:56-62: [class: Texture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2073">
            <text:p>2073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2390">
            <text:p>2390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anvasPrepa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Renderer" table:style-name="ta1" table:print="false">
        <table:table-column table:style-name="co1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14" draw:text-style-name="P1" svg:width="1.1413in" svg:height="0.8567in" svg:x="2.2362in" svg:y="0.0213in" draw:caption-point-x="-0.2402in" draw:caption-point-y="0.1705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0" draw:text-style-name="P1" svg:width="1.1413in" svg:height="3.1894in" svg:x="3.1252in" svg:y="0.0425in" draw:caption-point-x="-0.2402in" draw:caption-point-y="0.3366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2">
          <table:table-cell table:style-name="ce10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anvas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SpriteRenderer" table:style-name="ta1" table:print="false">
        <table:table-column table:style-name="co11" table:default-cell-style-name="ce1"/>
        <table:table-column table:style-name="co2" table:default-cell-style-name="Default"/>
        <table:table-column table:style-name="co9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6961in" svg:y="0in" draw:caption-point-x="-0.2402in" draw:caption-point-y="0.1799in">
              <dc:creator>LS</dc:creator>
              <dc:date>2018-12-01T00:00:00</dc:date>
              <text:p text:style-name="P1"><text:span text:style-name="T1">CanvasSpriteRenderer-flow.js:916:1-14: [class: CanvasRenderer]</text:span></text:p>
            </office:annotation>
            <text:p>1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/>
          <table:table-cell table:style-name="ce9" office:value-type="float" office:value="20">
            <office:annotation draw:style-name="gr15" draw:text-style-name="P1" svg:width="1.1413in" svg:height="12.6756in" svg:x="3.6961in" svg:y="0in" draw:caption-point-x="-0.2402in" draw:caption-point-y="0.3555in">
              <dc:creator>LS</dc:creator>
              <dc:date>2018-12-01T00:00:00</dc:date>
              <text:p text:style-name="P1"><text:span text:style-name="T1">CanvasSpriteRenderer-flow.js:758:7-32: Matrix</text:span></text:p>
              <text:p text:style-name="P1"><text:span text:style-name="T1">CanvasSpriteRenderer-flow.js:758:36-47: Matrix</text:span></text:p>
              <text:p text:style-name="P1"><text:span text:style-name="T1">CanvasSpriteRenderer-flow.js:758:40-45: [class: Matrix]</text:span></text:p>
              <text:p text:style-name="P1"><text:span text:style-name="T1">CanvasSpriteRenderer-flow.js:790:13-14: Matrix</text:span></text:p>
              <text:p text:style-name="P1"><text:span text:style-name="T1">CanvasSpriteRenderer-flow.js:827:25-50: Matrix</text:span></text:p>
              <text:p text:style-name="P1"><text:span text:style-name="T1">CanvasSpriteRenderer-flow.js:828:17-47: Matrix</text:span></text:p>
              <text:p text:style-name="P1"><text:span text:style-name="T1">CanvasSpriteRenderer-flow.js:828:22-47: Matrix</text:span></text:p>
              <text:p text:style-name="P1"><text:span text:style-name="T1">CanvasSpriteRenderer-flow.js:829:49-50: Matrix</text:span></text:p>
              <text:p text:style-name="P1"><text:span text:style-name="T1">CanvasSpriteRenderer-flow.js:842:21-22: Matrix</text:span></text:p>
              <text:p text:style-name="P1"><text:span text:style-name="T1">CanvasSpriteRenderer-flow.js:843:21-22: Matrix</text:span></text:p>
              <text:p text:style-name="P1"><text:span text:style-name="T1">CanvasSpriteRenderer-flow.js:844:21-22: Matrix</text:span></text:p>
              <text:p text:style-name="P1"><text:span text:style-name="T1">CanvasSpriteRenderer-flow.js:845:21-22: Matrix</text:span></text:p>
              <text:p text:style-name="P1"><text:span text:style-name="T1">CanvasSpriteRenderer-flow.js:846:22-23: Matrix</text:span></text:p>
              <text:p text:style-name="P1"><text:span text:style-name="T1">CanvasSpriteRenderer-flow.js:847:22-23: Matrix</text:span></text:p>
              <text:p text:style-name="P1"><text:span text:style-name="T1">CanvasSpriteRenderer-flow.js:856:21-22: Matrix</text:span></text:p>
              <text:p text:style-name="P1"><text:span text:style-name="T1">CanvasSpriteRenderer-flow.js:857:21-22: Matrix</text:span></text:p>
              <text:p text:style-name="P1"><text:span text:style-name="T1">CanvasSpriteRenderer-flow.js:858:21-22: Matrix</text:span></text:p>
              <text:p text:style-name="P1"><text:span text:style-name="T1">CanvasSpriteRenderer-flow.js:859:21-22: Matrix</text:span></text:p>
              <text:p text:style-name="P1"><text:span text:style-name="T1">CanvasSpriteRenderer-flow.js:860:21-22: Matrix</text:span></text:p>
              <text:p text:style-name="P1"><text:span text:style-name="T1">CanvasSpriteRenderer-flow.js:861:21-22: Matrix</text:span></text:p>
            </office:annotation>
            <text:p>2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58">
            <text:p>75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917">
            <text:p>91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Sprite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lorMatrixFilter" table:style-name="ta1" table:print="false">
        <table:table-column table:style-name="co13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olorMatrix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ontainer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3" office:value-type="string">
            <text:p>DisplayObject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Displacement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57:9-36: Matrix</text:span></text:p>
            </office:annotation>
            <text:p>1</text:p>
          </table:table-cell>
          <table:table-cell table:style-name="ce9" office:value-type="float" office:value="5">
            <office:annotation draw:style-name="gr16" draw:text-style-name="P1" svg:width="1.1413in" svg:height="3.3449in" svg:x="2.9031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45:15-24: Matrix</text:span></text:p>
              <text:p text:style-name="P1"><text:span text:style-name="T1">DisplacementFilter-flow.js:745:28-39: Matrix</text:span></text:p>
              <text:p text:style-name="P1"><text:span text:style-name="T1">DisplacementFilter-flow.js:745:32-37: [class: Matrix]</text:span></text:p>
              <text:p text:style-name="P1"><text:span text:style-name="T1">DisplacementFilter-flow.js:757:27-36: Matrix</text:span></text:p>
              <text:p text:style-name="P1"><text:span text:style-name="T1">DisplacementFilter-flow.js:760:38-47: Matrix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9-44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22-44: Point</text:span></text:p>
              <text:p text:style-name="P1"><text:span text:style-name="T1">DisplacementFilter-flow.js:768:26-30: [class: Point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37">
            <text:p>737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11">
            <text:p>811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Displacement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DisplayObjec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583in" draw:caption-point-x="-0.2402in" draw:caption-point-y="0.5957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18" draw:text-style-name="P1" svg:width="1.1413in" svg:height="6.1441in" svg:x="3.711in" svg:y="0.1587in" draw:caption-point-x="-0.2402in" draw:caption-point-y="0.5953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2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2811in" svg:y="0.3457in" draw:caption-point-x="-0.2402in" draw:caption-point-y="0.5961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Ellip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.0535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2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9" draw:text-style-name="P1" svg:width="1.1413in" svg:height="22.4728in" svg:x="2.9031in" svg:y="0.1469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3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20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XAA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FXAA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14" table:default-cell-style-name="ce2"/>
        <table:table-column table:style-name="co2" table:number-columns-repeated="2" table:default-cell-style-name="ce9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21" draw:text-style-name="P1" svg:width="1.1413in" svg:height="5.0555in" svg:x="3.3319in" svg:y="0.0272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2">
          <table:table-cell office:value-type="string">
            <text:p>Texture</text:p>
          </table:table-cell>
          <table:table-cell office:value-type="float" office:value="1">
            <office:annotation draw:style-name="gr4" draw:text-style-name="P1" svg:width="1.1413in" svg:height="0.5457in" svg:x="2.4429in" svg:y="0.0437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22" draw:text-style-name="P1" svg:width="1.1413in" svg:height="4.589in" svg:x="3.3319in" svg:y="0.0437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3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60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23" draw:text-style-name="P1" svg:width="1.1413in" svg:height="2.5673in" svg:x="3.3319in" svg:y="0.060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3">
          <table:table-cell office:value-type="string">
            <text:p>Sprite</text:p>
          </table:table-cell>
          <table:table-cell office:value-type="float" office:value="1">
            <office:annotation draw:style-name="gr4" draw:text-style-name="P1" svg:width="1.1413in" svg:height="0.5457in" svg:x="2.442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24" draw:text-style-name="P1" svg:width="1.1413in" svg:height="3.5004in" svg:x="3.331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3">
          <table:table-cell office:value-type="string">
            <text:p>Matrix</text:p>
          </table:table-cell>
          <table:table-cell/>
          <table:table-cell office:value-type="float" office:value="6">
            <office:annotation draw:style-name="gr25" draw:text-style-name="P1" svg:width="1.1413in" svg:height="3.0339in" svg:x="3.3319in" svg:y="0.3228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3">
          <table:table-cell office:value-type="string">
            <text:p>Point</text:p>
          </table:table-cell>
          <table:table-cell/>
          <table:table-cell office:value-type="float" office:value="5">
            <office:annotation draw:style-name="gr20" draw:text-style-name="P1" svg:width="1.1413in" svg:height="2.4118in" svg:x="3.3319in" svg:y="0.498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2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0.6744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13" draw:text-style-name="P1" svg:width="1.1413in" svg:height="3.8114in" svg:x="3.3319in" svg:y="0.8618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Ellips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1.0492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6" draw:text-style-name="P1" svg:width="1.1413in" svg:height="10.3429in" svg:x="3.3319in" svg:y="1.2366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3">
          <table:table-cell office:value-type="string">
            <text:p>Circle</text:p>
          </table:table-cell>
          <table:table-cell/>
          <table:table-cell office:value-type="float" office:value="4">
            <office:annotation draw:style-name="gr10" draw:text-style-name="P1" svg:width="1.1413in" svg:height="3.1894in" svg:x="3.3319in" svg:y="1.4244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Bounds</text:p>
          </table:table-cell>
          <table:table-cell office:value-type="float" office:value="1">
            <office:annotation draw:style-name="gr4" draw:text-style-name="P1" svg:width="1.1413in" svg:height="0.5457in" svg:x="2.4429in" svg:y="1.6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3.3319in" svg:y="1.6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2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7" draw:text-style-name="P1" svg:width="1.1413in" svg:height="5.211in" svg:x="3.3319in" svg:y="1.7878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2">
          <table:table-cell table:style-name="ce10" office:value-type="string">
            <text:p>Container</text:p>
          </table:table-cell>
          <table:table-cell table:number-columns-repeated="2"/>
        </table:table-row>
        <table:table-row table:style-name="ro2">
          <table:table-cell table:style-name="ce10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2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2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2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2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2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15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4512in" svg:y="0.0268in" draw:caption-point-x="-0.2402in" draw:caption-point-y="0.165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3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8" draw:text-style-name="P1" svg:width="1.1413in" svg:height="1.9453in" svg:x="3.4512in" svg:y="0.0535in" draw:caption-point-x="-0.2402in" draw:caption-point-y="0.3256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451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Data" table:style-name="ta1" table:print="false">
        <table:table-column table:style-name="co2" table:default-cell-style-name="ce1"/>
        <table:table-column table:style-name="co2" table:default-cell-style-name="Default"/>
        <table:table-column table:style-name="co16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9-33: Point</text:span></text:p>
            </office:annotation>
            <text:p>1</text:p>
          </table:table-cell>
          <table:table-cell table:style-name="ce9" office:value-type="float" office:value="4">
            <office:annotation draw:style-name="gr28" draw:text-style-name="P1" svg:width="1.1413in" svg:height="1.9453in" svg:x="3.4185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23-33: Point</text:span></text:p>
              <text:p text:style-name="P1"><text:span text:style-name="T1">InteractionData-flow.js:95:27-31: [class: Point]</text:span></text:p>
              <text:p text:style-name="P1"><text:span text:style-name="T1">InteractionData-flow.js:124:37-41: Point</text:span></text:p>
              <text:p text:style-name="P1"><text:span text:style-name="T1">InteractionData-flow.js:126:84-88: Point</text:span></text:p>
            </office:annotation>
            <text:p>4</text:p>
          </table:table-cell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3">
            <text:p>8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29">
            <text:p>129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Interaction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Even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InteractionEven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Manager" table:style-name="ta1" table:print="false">
        <table:table-column table:style-name="co17" table:default-cell-style-name="ce2"/>
        <table:table-column table:style-name="co2" table:number-columns-repeated="2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0272in" draw:caption-point-x="-0.2402in" draw:caption-point-y="0.1646in">
              <dc:creator>LS</dc:creator>
              <dc:date>2018-12-04T00:00:00</dc:date>
              <text:p text:style-name="P1"><text:span text:style-name="T1">InteractionManager-flow.js:1681:5-17: [class: DisplayObject]</text:span></text:p>
              <text:p text:style-name="P1"><text:span text:style-name="T1">InteractionManager-flow.js:1681:5-27: DisplayObject</text:span></text:p>
            </office:annotation>
            <text:p>2</text:p>
          </table:table-cell>
        </table:table-row>
        <table:table-row table:style-name="ro3">
          <table:table-cell office:value-type="string">
            <text:p>Point</text:p>
          </table:table-cell>
          <table:table-cell table:style-name="ce9" office:value-type="float" office:value="1">
            <office:annotation draw:style-name="gr6" draw:text-style-name="P1" svg:width="1.1413in" svg:height="0.7012in" svg:x="2.310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9-37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3.199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27-37: Point</text:span></text:p>
              <text:p text:style-name="P1"><text:span text:style-name="T1">InteractionManager-flow.js:1955:31-35: [class: Point]</text:span></text:p>
            </office:annotation>
            <text:p>2</text:p>
          </table:table-cell>
        </table:table-row>
        <table:table-row table:style-name="ro2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0571in" draw:caption-point-x="-0.2402in" draw:caption-point-y="0.4858in">
              <dc:creator>LS</dc:creator>
              <dc:date>2018-12-04T00:00:00</dc:date>
              <text:p text:style-name="P1"><text:span text:style-name="T1">InteractionManager-flow.js:3265:1-13: [class: WebGLRenderer]</text:span></text:p>
            </office:annotation>
            <text:p>1</text:p>
          </table:table-cell>
        </table:table-row>
        <table:table-row table:style-name="ro2">
          <table:table-cell office:value-type="string">
            <text:p>Canvas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135in" draw:caption-point-x="-0.2402in" draw:caption-point-y="0.5957in">
              <dc:creator>LS</dc:creator>
              <dc:date>2018-12-04T00:00:00</dc:date>
              <text:p text:style-name="P1"><text:span text:style-name="T1">InteractionManager-flow.js:3266:1-14: [class: CanvasRenderer]</text:span></text:p>
            </office:annotation>
            <text:p>1</text:p>
          </table:table-cell>
        </table:table-row>
        <table:table-row table:style-name="ro2">
          <table:table-cell office:value-type="string">
            <text:p>InteractionData</text:p>
          </table:table-cell>
          <table:table-cell table:style-name="ce9" office:value-type="float" office:value="2">
            <office:annotation draw:style-name="gr1" draw:text-style-name="P1" svg:width="1.1413in" svg:height="1.6343in" svg:x="2.3102in" svg:y="0.3224in" draw:caption-point-x="-0.2402in" draw:caption-point-y="0.5957in">
              <dc:creator>LS</dc:creator>
              <dc:date>2018-12-04T00:00:00</dc:date>
              <text:p text:style-name="P1"><text:span text:style-name="T1">InteractionManager-flow.js:1736:9-42: InteractionData</text:span></text:p>
              <text:p text:style-name="P1"><text:span text:style-name="T1">InteractionManager-flow.js:1747:9-44: InteractionData</text:span></text:p>
            </office:annotation>
            <text:p>2</text:p>
          </table:table-cell>
          <table:table-cell table:style-name="ce9" office:value-type="float" office:value="8">
            <office:annotation draw:style-name="gr29" draw:text-style-name="P1" svg:width="1.1413in" svg:height="6.2996in" svg:x="3.1992in" svg:y="0.3228in" draw:caption-point-x="-0.2402in" draw:caption-point-y="0.5953in">
              <dc:creator>LS</dc:creator>
              <dc:date>2018-12-04T00:00:00</dc:date>
              <text:p text:style-name="P1"><text:span text:style-name="T1">InteractionManager-flow.js:1736:22-42: InteractionData</text:span></text:p>
              <text:p text:style-name="P1"><text:span text:style-name="T1">InteractionManager-flow.js:1736:26-40: [class: InteractionData]</text:span></text:p>
              <text:p text:style-name="P1"><text:span text:style-name="T1">InteractionManager-flow.js:1740:9-18: InteractionData</text:span></text:p>
              <text:p text:style-name="P1"><text:span text:style-name="T1">InteractionManager-flow.js:1747:24-44: InteractionData</text:span></text:p>
              <text:p text:style-name="P1"><text:span text:style-name="T1">InteractionManager-flow.js:1747:28-42: [class: InteractionData]</text:span></text:p>
              <text:p text:style-name="P1"><text:span text:style-name="T1">InteractionManager-flow.js:1751:9-20: InteractionData</text:span></text:p>
              <text:p text:style-name="P1"><text:span text:style-name="T1">InteractionManager-flow.js:3131:61-81: InteractionData</text:span></text:p>
              <text:p text:style-name="P1"><text:span text:style-name="T1">InteractionManager-flow.js:3131:65-79: [class: InteractionData]</text:span></text:p>
            </office:annotation>
            <text:p>8</text:p>
          </table:table-cell>
        </table:table-row>
        <table:table-row table:style-name="ro2">
          <table:table-cell office:value-type="string">
            <text:p>InteractionEvent</text:p>
          </table:table-cell>
          <table:table-cell table:style-name="ce9" office:value-type="float" office:value="1">
            <office:annotation draw:style-name="gr14" draw:text-style-name="P1" svg:width="1.1413in" svg:height="0.8567in" svg:x="2.3102in" svg:y="0.5102in" draw:caption-point-x="-0.2402in" draw:caption-point-y="0.5953in">
              <dc:creator>LS</dc:creator>
              <dc:date>2018-12-04T00:00:00</dc:date>
              <text:p text:style-name="P1"><text:span text:style-name="T1">InteractionManager-flow.js:1758:9-47: InteractionEvent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5106in" draw:caption-point-x="-0.2402in" draw:caption-point-y="0.5949in">
              <dc:creator>LS</dc:creator>
              <dc:date>2018-12-04T00:00:00</dc:date>
              <text:p text:style-name="P1"><text:span text:style-name="T1">InteractionManager-flow.js:1758:26-47: InteractionEvent</text:span></text:p>
              <text:p text:style-name="P1"><text:span text:style-name="T1">InteractionManager-flow.js:1758:30-45: [class: InteractionEvent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680">
            <text:p>168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267">
            <text:p>326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InteractionManag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Loader" table:style-name="ta1" table:print="false">
        <table:table-column table:style-name="co18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office:annotation draw:style-name="gr30" draw:text-style-name="P1" svg:width="1.1413in" svg:height="0.2634in" svg:x="1.4362in" svg:y="0in" draw:caption-point-x="-0.2402in" draw:caption-point-y="0.3634in">
              <dc:creator>LS</dc:creator>
              <dc:date>2018-12-05T00:00:00</dc:date>
              <text:p text:style-name="P1"><text:span text:style-name="T1">External class</text:span></text:p>
            </office:annotation>
            <text:p>ResourceLoad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Load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8" draw:text-style-name="P1" svg:width="1.1413in" svg:height="1.9453in" svg:x="3.711in" svg:y="0.0217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MaskManager" table:style-name="ta1" table:print="false">
        <table:table-column table:style-name="co19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31" draw:text-style-name="P1" svg:width="1.1413in" svg:height="7.3882in" svg:x="3.1378in" svg:y="0.0252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3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6">
            <office:annotation draw:style-name="gr32" draw:text-style-name="P1" svg:width="1.1413in" svg:height="2.8783in" svg:x="2.9031in" svg:y="0.0154in" draw:caption-point-x="-0.2402in" draw:caption-point-y="0.1646in">
              <dc:creator>LS</dc:creator>
              <dc:date>2018-12-05T00:00:00</dc:date>
              <text:p text:style-name="P1"><text:span text:style-name="T1">Mesh-flow.js:823:7-15: Point</text:span></text:p>
              <text:p text:style-name="P1"><text:span text:style-name="T1">Mesh-flow.js:823:19-29: Point</text:span></text:p>
              <text:p text:style-name="P1"><text:span text:style-name="T1">Mesh-flow.js:823:23-27: [class: Point]</text:span></text:p>
              <text:p text:style-name="P1"><text:span text:style-name="T1">Mesh-flow.js:1278:49-57: Point</text:span></text:p>
              <text:p text:style-name="P1"><text:span text:style-name="T1">Mesh-flow.js:1299:38-46: Point</text:span></text:p>
              <text:p text:style-name="P1"><text:span text:style-name="T1">Mesh-flow.js:1299:51-59: Point</text:span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Polygon</text:p>
          </table:table-cell>
          <table:table-cell table:style-name="ce9"/>
          <table:table-cell table:style-name="ce9" office:value-type="float" office:value="5">
            <office:annotation draw:style-name="gr23" draw:text-style-name="P1" svg:width="1.1413in" svg:height="2.5673in" svg:x="2.9031in" svg:y="0.0303in" draw:caption-point-x="-0.2402in" draw:caption-point-y="0.3252in">
              <dc:creator>LS</dc:creator>
              <dc:date>2018-12-05T00:00:00</dc:date>
              <text:p text:style-name="P1"><text:span text:style-name="T1">Mesh-flow.js:824:7-17: Polygon</text:span></text:p>
              <text:p text:style-name="P1"><text:span text:style-name="T1">Mesh-flow.js:824:21-33: Polygon</text:span></text:p>
              <text:p text:style-name="P1"><text:span text:style-name="T1">Mesh-flow.js:824:25-31: [class: Polygon]</text:span></text:p>
              <text:p text:style-name="P1"><text:span text:style-name="T1">Mesh-flow.js:1281:24-34: Polygon</text:span></text:p>
              <text:p text:style-name="P1"><text:span text:style-name="T1">Mesh-flow.js:1299:17-27: Polygon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MeshShader</text:p>
          </table:table-cell>
          <table:table-cell table:style-name="ce9"/>
          <table:table-cell table:style-name="ce9" office:value-type="float" office:value="31">
            <office:annotation draw:style-name="gr33" draw:text-style-name="P1" svg:width="1.1413in" svg:height="36.1579in" svg:x="2.9031in" svg:y="0.0457in" draw:caption-point-x="-0.2402in" draw:caption-point-y="0.4858in">
              <dc:creator>LS</dc:creator>
              <dc:date>2018-12-05T00:00:00</dc:date>
              <text:p text:style-name="P1"><text:span text:style-name="T1">Mesh-flow.js:948:13-18: {dirty: , indexBuffer: , indexDirty: , shader: MeshShader, uvBuffer: , vao: , vertexBuffer: }</text:span></text:p>
              <text:p text:style-name="P1"><text:span text:style-name="T1">Mesh-flow.js:952:13,961:13: {dirty: , indexBuffer: , indexDirty: , shader: MeshShader, uvBuffer: , vao: , vertexBuffer: }</text:span></text:p>
              <text:p text:style-name="P1"><text:span text:style-name="T1">Mesh-flow.js:952:22,961:13: {dirty: , indexBuffer: , indexDirty: , shader: MeshShader, uvBuffer: , vao: , vertexBuffer: }</text:span></text:p>
              <text:p text:style-name="P1"><text:span text:style-name="T1">Mesh-flow.js:953:25-42: MeshShader</text:span></text:p>
              <text:p text:style-name="P1"><text:span text:style-name="T1">Mesh-flow.js:953:29-38: [class: MeshShader]</text:span></text:p>
              <text:p text:style-name="P1"><text:span text:style-name="T1">Mesh-flow.js:964:13-18: {dirty: , indexBuffer: , indexDirty: , shader: MeshShader, uvBuffer: , vao: , vertexBuffer: }</text:span></text:p>
              <text:p text:style-name="P1"><text:span text:style-name="T1">Mesh-flow.js:965:27-32: {dirty: , indexBuffer: , indexDirty: , shader: MeshShader, uvBuffer: , vao: , vertexBuffer: }</text:span></text:p>
              <text:p text:style-name="P1"><text:span text:style-name="T1">Mesh-flow.js:966:31-36: {dirty: , indexBuffer: , indexDirty: , shader: MeshShader, uvBuffer: , vao: , vertexBuffer: }</text:span></text:p>
              <text:p text:style-name="P1"><text:span text:style-name="T1">Mesh-flow.js:966:52-57: {dirty: , indexBuffer: , indexDirty: , shader: MeshShader, uvBuffer: , vao: , vertexBuffer: }</text:span></text:p>
              <text:p text:style-name="P1"><text:span text:style-name="T1">Mesh-flow.js:966:52-64: MeshShader</text:span></text:p>
              <text:p text:style-name="P1"><text:span text:style-name="T1">Mesh-flow.js:967:31-36: {dirty: , indexBuffer: , indexDirty: , shader: MeshShader, uvBuffer: , vao: , vertexBuffer: }</text:span></text:p>
              <text:p text:style-name="P1"><text:span text:style-name="T1">Mesh-flow.js:967:48-53: {dirty: , indexBuffer: , indexDirty: , shader: MeshShader, uvBuffer: , vao: , vertexBuffer: }</text:span></text:p>
              <text:p text:style-name="P1"><text:span text:style-name="T1">Mesh-flow.js:967:48-60: MeshShader</text:span></text:p>
              <text:p text:style-name="P1"><text:span text:style-name="T1">Mesh-flow.js:969:13-56: {dirty: , indexBuffer: , indexDirty: , shader: MeshShader, uvBuffer: , vao: , vertexBuffer: }</text:span></text:p>
              <text:p text:style-name="P1"><text:span text:style-name="T1">Mesh-flow.js:969:51-56: {dirty: , indexBuffer: , indexDirty: , shader: MeshShader, uvBuffer: , vao: , vertexBuffer: }</text:span></text:p>
              <text:p text:style-name="P1"><text:span text:style-name="T1">Mesh-flow.js:972:28-33: {dirty: , indexBuffer: , indexDirty: , shader: MeshShader, uvBuffer: , vao: , vertexBuffer: }</text:span></text:p>
              <text:p text:style-name="P1"><text:span text:style-name="T1">Mesh-flow.js:974:13-18: {dirty: , indexBuffer: , indexDirty: , shader: MeshShader, uvBuffer: , vao: , vertexBuffer: }</text:span></text:p>
              <text:p text:style-name="P1"><text:span text:style-name="T1">Mesh-flow.js:975:13-18: {dirty: , indexBuffer: , indexDirty: , shader: MeshShader, uvBuffer: , vao: , vertexBuffer: }</text:span></text:p>
              <text:p text:style-name="P1"><text:span text:style-name="T1">Mesh-flow.js:978:33-38: {dirty: , indexBuffer: , indexDirty: , shader: MeshShader, uvBuffer: , vao: , vertexBuffer: }</text:span></text:p>
              <text:p text:style-name="P1"><text:span text:style-name="T1">Mesh-flow.js:980:13-18: {dirty: , indexBuffer: , indexDirty: , shader: MeshShader, uvBuffer: , vao: , vertexBuffer: }</text:span></text:p>
              <text:p text:style-name="P1"><text:span text:style-name="T1">Mesh-flow.js:981:13-18: {dirty: , indexBuffer: , indexDirty: , shader: MeshShader, uvBuffer: , vao: , vertexBuffer: }</text:span></text:p>
              <text:p text:style-name="P1"><text:span text:style-name="T1">Mesh-flow.js:984:9-14: {dirty: , indexBuffer: , indexDirty: , shader: MeshShader, uvBuffer: , vao: , vertexBuffer: }</text:span></text:p>
              <text:p text:style-name="P1"><text:span text:style-name="T1">Mesh-flow.js:986:29-34: {dirty: , indexBuffer: , indexDirty: , shader: MeshShader, uvBuffer: , vao: , vertexBuffer: }</text:span></text:p>
              <text:p text:style-name="P1"><text:span text:style-name="T1">Mesh-flow.js:986:29-41: MeshShader</text:span></text:p>
              <text:p text:style-name="P1"><text:span text:style-name="T1">Mesh-flow.js:990:9-14: {dirty: , indexBuffer: , indexDirty: , shader: MeshShader, uvBuffer: , vao: , vertexBuffer: }</text:span></text:p>
              <text:p text:style-name="P1"><text:span text:style-name="T1">Mesh-flow.js:990:9-21: MeshShader</text:span></text:p>
              <text:p text:style-name="P1"><text:span text:style-name="T1">Mesh-flow.js:991:9-14: {dirty: , indexBuffer: , indexDirty: , shader: MeshShader, uvBuffer: , vao: , vertexBuffer: }</text:span></text:p>
              <text:p text:style-name="P1"><text:span text:style-name="T1">Mesh-flow.js:991:9-21: MeshShader</text:span></text:p>
              <text:p text:style-name="P1"><text:span text:style-name="T1">Mesh-flow.js:992:9-14: {dirty: , indexBuffer: , indexDirty: , shader: MeshShader, uvBuffer: , vao: , vertexBuffer: }</text:span></text:p>
              <text:p text:style-name="P1"><text:span text:style-name="T1">Mesh-flow.js:992:9-21: MeshShader</text:span></text:p>
              <text:p text:style-name="P1"><text:span text:style-name="T1">Mesh-flow.js:996:9-14: {dirty: , indexBuffer: , indexDirty: , shader: MeshShader, uvBuffer: , vao: , vertexBuffer: }</text:span></text:p>
            </office:annotation>
            <text:p>31</text:p>
          </table:table-cell>
        </table:table-row>
        <table:table-row table:style-name="ro3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823">
            <text:p>823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369">
            <text:p>1369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Mesh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Mesh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ovieClip" table:style-name="ta1" table:print="false">
        <table:table-column table:style-name="co2" table:default-cell-style-name="ce1"/>
        <table:table-column table:style-name="co2" table:default-cell-style-name="Default"/>
        <table:table-column table:style-name="co2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Texture</text:p>
          </table:table-cell>
          <table:table-cell table:style-name="ce9" office:value-type="float" office:value="2">
            <office:annotation draw:style-name="gr12" draw:text-style-name="P1" svg:width="1.1413in" svg:height="1.3232in" svg:x="2.0142in" svg:y="0.0098in" draw:caption-point-x="-0.2402in" draw:caption-point-y="0.1701in">
              <dc:creator>LS</dc:creator>
              <dc:date>2018-12-07T00:00:00</dc:date>
              <text:p text:style-name="P1"><text:span text:style-name="T1">MovieClip-flow.js:1133:9-32: Array&lt;Texture&gt;</text:span></text:p>
              <text:p text:style-name="P1"><text:span text:style-name="T1">MovieClip-flow.js:1403:13-34: Array&lt;Texture&gt;</text:span></text:p>
            </office:annotation>
            <text:p>2</text:p>
          </table:table-cell>
          <table:table-cell table:style-name="ce9" office:value-type="float" office:value="24">
            <office:annotation office:display="true" draw:style-name="gr44" draw:text-style-name="P1" svg:width="1.1413in" svg:height="13.9197in" svg:x="3.4213in" svg:y="0.0102in" draw:caption-point-x="-0.2402in" draw:caption-point-y="0.1693in">
              <dc:creator>LS</dc:creator>
              <dc:date>2018-12-07T00:00:00</dc:date>
              <text:p text:style-name="P2"><text:span text:style-name="T1">MovieClip-flow.js:1119:17-24: Array&lt;Texture&gt;</text:span></text:p>
              <text:p text:style-name="P2"><text:span text:style-name="T1">MovieClip-flow.js:1121:15-22: Array&lt;Texture&gt;</text:span></text:p>
              <text:p text:style-name="P2"><text:span text:style-name="T1">MovieClip-flow.js:1121:15-25: Texture</text:span></text:p>
              <text:p text:style-name="P2"><text:span text:style-name="T1">MovieClip-flow.js:1121:15-80: Texture</text:span></text:p>
              <text:p text:style-name="P2"><text:span text:style-name="T1">MovieClip-flow.js:1121:38-44: [class: Texture]</text:span></text:p>
              <text:p text:style-name="P2"><text:span text:style-name="T1">MovieClip-flow.js:1121:48-58: Texture</text:span></text:p>
              <text:p text:style-name="P2"><text:span text:style-name="T1">MovieClip-flow.js:1133:25-32: Array&lt;Texture&gt;</text:span></text:p>
              <text:p text:style-name="P2"><text:span text:style-name="T1">MovieClip-flow.js:1344:27-33: [class: Texture]</text:span></text:p>
              <text:p text:style-name="P2"><text:span text:style-name="T1">MovieClip-flow.js:1359:15-22: Array&lt;Texture&gt;</text:span></text:p>
              <text:p text:style-name="P2"><text:span text:style-name="T1">MovieClip-flow.js:1359:26-27: Array&lt;Texture&gt;</text:span></text:p>
              <text:p text:style-name="P2"><text:span text:style-name="T1">MovieClip-flow.js:1363:13-20: Array&lt;Texture&gt;</text:span></text:p>
              <text:p text:style-name="P2"><text:span text:style-name="T1">MovieClip-flow.js:1363:27-33: [class: Texture]</text:span></text:p>
              <text:p text:style-name="P2"><text:span text:style-name="T1">MovieClip-flow.js:1363:27-54: Texture</text:span></text:p>
              <text:p text:style-name="P2"><text:span text:style-name="T1">MovieClip-flow.js:1366:30-37: Array&lt;Texture&gt;</text:span></text:p>
              <text:p text:style-name="P2"><text:span text:style-name="T1">MovieClip-flow.js:1399:18-22: Array&lt;Texture&gt;</text:span></text:p>
              <text:p text:style-name="P2"><text:span text:style-name="T1">MovieClip-flow.js:1401:13-17: Array&lt;Texture&gt;</text:span></text:p>
              <text:p text:style-name="P2"><text:span text:style-name="T1">MovieClip-flow.js:1401:13-20: Texture</text:span></text:p>
              <text:p text:style-name="P2"><text:span text:style-name="T1">MovieClip-flow.js:1401:33-39: [class: Texture]</text:span></text:p>
              <text:p text:style-name="P2"><text:span text:style-name="T1">MovieClip-flow.js:1403:30-34: Array&lt;Texture&gt;</text:span></text:p>
              <text:p text:style-name="P2"><text:span text:style-name="T1">MovieClip-flow.js:1411:33-37: Array&lt;Texture&gt;</text:span></text:p>
              <text:p text:style-name="P2"><text:span text:style-name="T1">MovieClip-flow.js:1413:37-41: Array&lt;Texture&gt;</text:span></text:p>
              <text:p text:style-name="P2"><text:span text:style-name="T1">MovieClip-flow.js:1413:37-44: Texture</text:span></text:p>
              <text:p text:style-name="P2"><text:span text:style-name="T1">MovieClip-flow.js:1414:38-42: Array&lt;Texture&gt;</text:span></text:p>
              <text:p text:style-name="P2"><text:span text:style-name="T1">MovieClip-flow.js:1414:38-45: Texture</text:span></text:p>
            </office:annotation>
            <text:p>24</text:p>
          </table:table-cell>
        </table:table-row>
        <table:table-row table:style-name="ro3">
          <table:table-cell table:style-name="ce10" office:value-type="string">
            <text:p>Sprit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113">
            <text:p>1113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438">
            <text:p>143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MovieClip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olygon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34" draw:text-style-name="P1" svg:width="1.1413in" svg:height="8.0102in" svg:x="3.711in" svg:y="0in" draw:caption-point-x="-0.2402in" draw:caption-point-y="0.1701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rimitive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2.9031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nderTexture" table:style-name="ta1" table:print="false">
        <table:table-column table:style-name="co21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aseRenderTexture</text:p>
          </table:table-cell>
          <table:table-cell table:style-name="ce9"/>
          <table:table-cell table:style-name="ce9" office:value-type="float" office:value="9">
            <office:annotation draw:style-name="gr35" draw:text-style-name="P1" svg:width="1.1413in" svg:height="7.0772in" svg:x="3.3992in" svg:y="0.0047in" draw:caption-point-x="-0.2402in" draw:caption-point-y="0.1752in">
              <dc:creator>LS</dc:creator>
              <dc:date>2018-11-13T00:00:00</dc:date>
              <text:p text:style-name="P1"><text:span text:style-name="T1">RenderTexture-flow.js:607:17-33: BaseRenderTexture</text:span></text:p>
              <text:p text:style-name="P1"><text:span text:style-name="T1">RenderTexture-flow.js:612:15-31: BaseRenderTexture</text:span></text:p>
              <text:p text:style-name="P1"><text:span text:style-name="T1">RenderTexture-flow.js:612:44-60: [class: BaseRenderTexture]</text:span></text:p>
              <text:p text:style-name="P1"><text:span text:style-name="T1">RenderTexture-flow.js:626:13-91: BaseRenderTexture</text:span></text:p>
              <text:p text:style-name="P1"><text:span text:style-name="T1">RenderTexture-flow.js:626:33-91: BaseRenderTexture</text:span></text:p>
              <text:p text:style-name="P1"><text:span text:style-name="T1">RenderTexture-flow.js:626:37-53: [class: BaseRenderTexture]</text:span></text:p>
              <text:p text:style-name="P1"><text:span text:style-name="T1">RenderTexture-flow.js:635:13-29: BaseRenderTexture</text:span></text:p>
              <text:p text:style-name="P1"><text:span text:style-name="T1">RenderTexture-flow.js:685:34-92: BaseRenderTexture</text:span></text:p>
              <text:p text:style-name="P1"><text:span text:style-name="T1">RenderTexture-flow.js:685:38-54: [class: BaseRenderTexture]</text:span></text:p>
            </office:annotation>
            <text:p>9</text:p>
          </table:table-cell>
        </table:table-row>
        <table:table-row table:style-name="ro3">
          <table:table-cell table:style-name="ce10" office:value-type="string">
            <text:p>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601">
            <text:p>60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688">
            <text:p>68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01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36" draw:text-style-name="P1" svg:width="1.1413in" svg:height="2.1008in" svg:x="2.9031in" svg:y="0in" draw:caption-point-x="-0.2402in" draw:caption-point-y="0.1701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4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25" draw:text-style-name="P1" svg:width="1.1413in" svg:height="3.0339in" svg:x="2.9031in" svg:y="0.024in" draw:caption-point-x="-0.2402in" draw:caption-point-y="0.1461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1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4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0142in" svg:y="0.0657in" draw:caption-point-x="-0.2402in" draw:caption-point-y="0.5969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extur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165in" draw:caption-point-x="-0.2402in" draw:caption-point-y="0.1752in">
              <dc:creator>LS</dc:creator>
              <dc:date>2018-11-13T00:00:00</dc:date>
              <text:p text:style-name="P1"><text:span text:style-name="T1">Text-flow.js:2440:41-52: Texture</text:span></text:p>
            </office:annotation>
            <text:p>1</text:p>
          </table:table-cell>
          <table:table-cell table:style-name="ce9" office:value-type="float" office:value="8">
            <office:annotation draw:style-name="gr37" draw:text-style-name="P1" svg:width="1.1413in" svg:height="3.9669in" svg:x="2.9031in" svg:y="0.0165in" draw:caption-point-x="-0.2402in" draw:caption-point-y="0.1752in">
              <dc:creator>LS</dc:creator>
              <dc:date>2018-11-13T00:00:00</dc:date>
              <text:p text:style-name="P1"><text:span text:style-name="T1">Text-flow.js:1768:15-21: Texture</text:span></text:p>
              <text:p text:style-name="P1"><text:span text:style-name="T1">Text-flow.js:1768:25-31: [class: Texture]</text:span></text:p>
              <text:p text:style-name="P1"><text:span text:style-name="T1">Text-flow.js:1768:25-50: Texture</text:span></text:p>
              <text:p text:style-name="P1"><text:span text:style-name="T1">Text-flow.js:1770:9-15: Texture</text:span></text:p>
              <text:p text:style-name="P1"><text:span text:style-name="T1">Text-flow.js:1771:9-15: Texture</text:span></text:p>
              <text:p text:style-name="P1"><text:span text:style-name="T1">Text-flow.js:1773:15-21: Texture</text:span></text:p>
              <text:p text:style-name="P1"><text:span text:style-name="T1">Text-flow.js:2454:36-47: Texture</text:span></text:p>
              <text:p text:style-name="P1"><text:span text:style-name="T1">Text-flow.js:2482:36-47: Texture</text:span></text:p>
            </office:annotation>
            <text:p>8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/>
          <table:table-cell table:style-name="ce9" office:value-type="float" office:value="6">
            <office:annotation draw:style-name="gr16" draw:text-style-name="P1" svg:width="1.1413in" svg:height="3.3449in" svg:x="2.9031in" svg:y="0.0331in" draw:caption-point-x="-0.2402in" draw:caption-point-y="0.3461in">
              <dc:creator>LS</dc:creator>
              <dc:date>2018-11-13T00:00:00</dc:date>
              <text:p text:style-name="P1"><text:span text:style-name="T1">Text-flow.js:1770:9-38: Rectangle</text:span></text:p>
              <text:p text:style-name="P1"><text:span text:style-name="T1">Text-flow.js:1770:24-38: Rectangle</text:span></text:p>
              <text:p text:style-name="P1"><text:span text:style-name="T1">Text-flow.js:1770:28-36: [class: Rectangle]</text:span></text:p>
              <text:p text:style-name="P1"><text:span text:style-name="T1">Text-flow.js:1771:9-38: Rectangle</text:span></text:p>
              <text:p text:style-name="P1"><text:span text:style-name="T1">Text-flow.js:1771:24-38: Rectangle</text:span></text:p>
              <text:p text:style-name="P1"><text:span text:style-name="T1">Text-flow.js:1771:28-36: [class: Rectangle]</text:span></text:p>
              <text:p text:style-name="P1"><text:span text:style-name="T1"/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TextStyl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496in" draw:caption-point-x="-0.2402in" draw:caption-point-y="0.5169in">
              <dc:creator>LS</dc:creator>
              <dc:date>2018-11-13T00:00:00</dc:date>
              <text:p text:style-name="P1"><text:span text:style-name="T1">Text-flow.js:2513:13-46: TextStyle</text:span></text:p>
            </office:annotation>
            <text:p>1</text:p>
          </table:table-cell>
          <table:table-cell table:style-name="ce9" office:value-type="float" office:value="3">
            <office:annotation draw:style-name="gr38" draw:text-style-name="P1" svg:width="1.1413in" svg:height="1.7898in" svg:x="2.9031in" svg:y="0.0496in" draw:caption-point-x="-0.2402in" draw:caption-point-y="0.5169in">
              <dc:creator>LS</dc:creator>
              <dc:date>2018-11-13T00:00:00</dc:date>
              <text:p text:style-name="P1"><text:span text:style-name="T1">Text-flow.js:2507:30-38: [class: TextStyle]</text:span></text:p>
              <text:p text:style-name="P1"><text:span text:style-name="T1">Text-flow.js:2513:27-46: TextStyle</text:span></text:p>
              <text:p text:style-name="P1"><text:span text:style-name="T1">Text-flow.js:2513:31-39: [class: TextStyle]</text:span></text:p>
            </office:annotation>
            <text:p>3</text:p>
          </table:table-cell>
        </table:table-row>
        <table:table-row table:style-name="ro3">
          <table:table-cell table:style-name="ce3" office:value-type="string">
            <text:p>Sprit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549">
            <text:p>2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Styl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Sty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" table:style-name="ta1" table:print="false">
        <table:table-column table:style-name="co22" table:default-cell-style-name="ce2"/>
        <table:table-column table:style-name="co2" table:number-columns-repeated="2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BaseTexture</text:p>
          </table:table-cell>
          <table:table-cell table:style-name="ce9" office:value-type="float" office:value="1">
            <office:annotation draw:style-name="gr6" draw:text-style-name="P1" svg:width="1.1413in" svg:height="0.7012in" svg:x="2.4673in" svg:y="0in" draw:caption-point-x="-0.2402in" draw:caption-point-y="0.1799in">
              <dc:creator>LS</dc:creator>
              <dc:date>2018-11-15T00:00:00</dc:date>
              <text:p text:style-name="P1"><text:span text:style-name="T1">Texture-flow.js:1371:9-38: [class: BaseTexture]</text:span></text:p>
            </office:annotation>
            <text:p>1</text:p>
          </table:table-cell>
          <table:table-cell table:style-name="ce9" office:value-type="float" office:value="16">
            <office:annotation draw:style-name="gr39" draw:text-style-name="P1" svg:width="1.1413in" svg:height="10.6539in" svg:x="3.3563in" svg:y="0in" draw:caption-point-x="-0.2402in" draw:caption-point-y="0.1799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371:28-38: [class: BaseTexture]</text:span></text:p>
              <text:p text:style-name="P1"><text:span text:style-name="T1">Texture-flow.js:1429:13-23: [class: BaseTexture]</text:span></text:p>
              <text:p text:style-name="P1"><text:span text:style-name="T1">Texture-flow.js:1433:45-55: [class: BaseTexture]</text:span></text:p>
              <text:p text:style-name="P1"><text:span text:style-name="T1">Texture-flow.js:1433:64-74: [class: BaseTexture]</text:span></text:p>
              <text:p text:style-name="P1"><text:span text:style-name="T1">Texture-flow.js:1436:17-27: [class: BaseTexture]</text:span></text:p>
              <text:p text:style-name="P1"><text:span text:style-name="T1">Texture-flow.js:1442:13-23: [class: BaseTexture]</text:span></text:p>
              <text:p text:style-name="P1"><text:span text:style-name="T1">Texture-flow.js:1587:35-45: [class: BaseTexture]</text:span></text:p>
              <text:p text:style-name="P1"><text:span text:style-name="T1">Texture-flow.js:1587:35-102: BaseTexture</text:span></text:p>
              <text:p text:style-name="P1"><text:span text:style-name="T1">Texture-flow.js:1624:28-38: [class: BaseTexture]</text:span></text:p>
              <text:p text:style-name="P1"><text:span text:style-name="T1">Texture-flow.js:1624:28-68: BaseTexture</text:span></text:p>
              <text:p text:style-name="P1"><text:span text:style-name="T1">Texture-flow.js:1697:36-46: [class: BaseTexture]</text:span></text:p>
              <text:p text:style-name="P1"><text:span text:style-name="T1">Texture-flow.js:1699:32-42: [class: BaseTexture]</text:span></text:p>
              <text:p text:style-name="P1"><text:span text:style-name="T1">Texture-flow.js:1832:29-45: BaseTexture</text:span></text:p>
              <text:p text:style-name="P1"><text:span text:style-name="T1">Texture-flow.js:1832:33-43: [class: BaseTexture]</text:span></text:p>
            </office:annotation>
            <text:p>16</text:p>
          </table:table-cell>
        </table:table-row>
        <table:table-row table:style-name="ro3">
          <table:table-cell office:value-type="string">
            <text:p>VideoBaseTexture</text:p>
          </table:table-cell>
          <table:table-cell table:style-name="ce9"/>
          <table:table-cell table:style-name="ce9" office:value-type="float" office:value="6">
            <office:annotation draw:style-name="gr40" draw:text-style-name="P1" svg:width="1.1413in" svg:height="5.3665in" svg:x="3.3563in" svg:y="0in" draw:caption-point-x="-0.2402in" draw:caption-point-y="0.3555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642:28-43: [class: VideoBaseTexture]</text:span></text:p>
              <text:p text:style-name="P1"><text:span text:style-name="T1">Texture-flow.js:1642:28-71: VideoBaseTexture</text:span></text:p>
              <text:p text:style-name="P1"><text:span text:style-name="T1">Texture-flow.js:1655:28-43: [class: VideoBaseTexture]</text:span></text:p>
              <text:p text:style-name="P1"><text:span text:style-name="T1">Texture-flow.js:1655:28-72: VideoBaseTexture</text:span></text:p>
            </office:annotation>
            <text:p>6</text:p>
          </table:table-cell>
        </table:table-row>
        <table:table-row table:style-name="ro3">
          <table:table-cell office:value-type="string">
            <text:p>TextureUvs</text:p>
          </table:table-cell>
          <table:table-cell table:style-name="ce9" office:value-type="float" office:value="1">
            <office:annotation draw:style-name="gr4" draw:text-style-name="P1" svg:width="1.1413in" svg:height="0.5457in" svg:x="2.4673in" svg:y="0in" draw:caption-point-x="-0.2402in" draw:caption-point-y="0.5315in">
              <dc:creator>LS</dc:creator>
              <dc:date>2018-11-15T00:00:00</dc:date>
              <text:p text:style-name="P1"><text:span text:style-name="T1">Texture-flow.js:1562:13-40: TextureUvs</text:span></text:p>
            </office:annotation>
            <text:p>1</text:p>
          </table:table-cell>
          <table:table-cell table:style-name="ce9" office:value-type="float" office:value="3">
            <office:annotation draw:style-name="gr1" draw:text-style-name="P1" svg:width="1.1413in" svg:height="1.6343in" svg:x="3.3563in" svg:y="0in" draw:caption-point-x="-0.2402in" draw:caption-point-y="0.5315in">
              <dc:creator>LS</dc:creator>
              <dc:date>2018-11-15T00:00:00</dc:date>
              <text:p text:style-name="P1"><text:span text:style-name="T1">Texture-flow.js:1562:25-40: TextureUvs</text:span></text:p>
              <text:p text:style-name="P1"><text:span text:style-name="T1">Texture-flow.js:1562:29-38: [class: TextureUvs]</text:span></text:p>
              <text:p text:style-name="P1"><text:span text:style-name="T1">Texture-flow.js:1565:9-17: TextureUvs</text:span></text:p>
            </office:annotation>
            <text:p>3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 office:value-type="float" office:value="3">
            <office:annotation draw:style-name="gr7" draw:text-style-name="P1" svg:width="1.1413in" svg:height="1.4787in" svg:x="2.4673in" svg:y="0.1122in" draw:caption-point-x="-0.2402in" draw:caption-point-y="0.5949in">
              <dc:creator>LS</dc:creator>
              <dc:date>2018-11-15T00:00:00</dc:date>
              <text:p text:style-name="P1"><text:span text:style-name="T1">Texture-flow.js:1379:9-27: Rectangle</text:span></text:p>
              <text:p text:style-name="P1"><text:span text:style-name="T1">Texture-flow.js:1415:9-33: Rectangle</text:span></text:p>
              <text:p text:style-name="P1"><text:span text:style-name="T1">Texture-flow.js:1438:13-30: Rectangle</text:span></text:p>
            </office:annotation>
            <text:p>3</text:p>
          </table:table-cell>
          <table:table-cell table:style-name="ce9" office:value-type="float" office:value="28">
            <office:annotation draw:style-name="gr41" draw:text-style-name="P1" svg:width="1.1413in" svg:height="13.9197in" svg:x="3.3563in" svg:y="0.1118in" draw:caption-point-x="-0.2402in" draw:caption-point-y="0.5953in">
              <dc:creator>LS</dc:creator>
              <dc:date>2018-11-15T00:00:00</dc:date>
              <text:p text:style-name="P1"><text:span text:style-name="T1">Texture-flow.js:1344:30-34: void | Rectangle</text:span></text:p>
              <text:p text:style-name="P1"><text:span text:style-name="T1">Texture-flow.js:1355:14-18: void | Rectangle</text:span></text:p>
              <text:p text:style-name="P1"><text:span text:style-name="T1">Texture-flow.js:1358:13-45: Rectangle</text:span></text:p>
              <text:p text:style-name="P1"><text:span text:style-name="T1">Texture-flow.js:1358:21-45: Rectangle</text:span></text:p>
              <text:p text:style-name="P1"><text:span text:style-name="T1">Texture-flow.js:1358:25-33: [class: Rectangle]</text:span></text:p>
              <text:p text:style-name="P1"><text:span text:style-name="T1">Texture-flow.js:1379:23-27: Rectangle</text:span></text:p>
              <text:p text:style-name="P1"><text:span text:style-name="T1">Texture-flow.js:1415:21-33: Rectangle</text:span></text:p>
              <text:p text:style-name="P1"><text:span text:style-name="T1">Texture-flow.js:1415:29-33: Rectangle</text:span></text:p>
              <text:p text:style-name="P1"><text:span text:style-name="T1">Texture-flow.js:1433:17-82: Rectangle</text:span></text:p>
              <text:p text:style-name="P1"><text:span text:style-name="T1">Texture-flow.js:1433:25-82: Rectangle</text:span></text:p>
              <text:p text:style-name="P1"><text:span text:style-name="T1">Texture-flow.js:1433:29-37: [class: Rectangle]</text:span></text:p>
              <text:p text:style-name="P1"><text:span text:style-name="T1">Texture-flow.js:1438:26-30: Rectangle</text:span></text:p>
              <text:p text:style-name="P1"><text:span text:style-name="T1">Texture-flow.js:1478:13-83: Rectangle</text:span></text:p>
              <text:p text:style-name="P1"><text:span text:style-name="T1">Texture-flow.js:1478:26-83: Rectangle</text:span></text:p>
              <text:p text:style-name="P1"><text:span text:style-name="T1">Texture-flow.js:1478:30-38: [class: Rectangle]</text:span></text:p>
              <text:p text:style-name="P1"><text:span text:style-name="T1">Texture-flow.js:1550:46-55: Rectangle</text:span></text:p>
              <text:p text:style-name="P1"><text:span text:style-name="T1">Texture-flow.js:1751:15-19: Rectangle</text:span></text:p>
              <text:p text:style-name="P1"><text:span text:style-name="T1">Texture-flow.js:1753:9-27: Rectangle</text:span></text:p>
              <text:p text:style-name="P1"><text:span text:style-name="T1">Texture-flow.js:1753:23-27: Rectangle</text:span></text:p>
              <text:p text:style-name="P1"><text:span text:style-name="T1">Texture-flow.js:1757:13-17: Rectangle</text:span></text:p>
              <text:p text:style-name="P1"><text:span text:style-name="T1">Texture-flow.js:1757:23-27: Rectangle</text:span></text:p>
              <text:p text:style-name="P1"><text:span text:style-name="T1">Texture-flow.js:1757:63-67: Rectangle</text:span></text:p>
              <text:p text:style-name="P1"><text:span text:style-name="T1">Texture-flow.js:1757:73-77: Rectangle</text:span></text:p>
              <text:p text:style-name="P1"><text:span text:style-name="T1">Texture-flow.js:1763:22-26: Rectangle</text:span></text:p>
              <text:p text:style-name="P1"><text:span text:style-name="T1">Texture-flow.js:1763:31-35: Rectangle</text:span></text:p>
              <text:p text:style-name="P1"><text:span text:style-name="T1">Texture-flow.js:1763:46-50: Rectangle</text:span></text:p>
              <text:p text:style-name="P1"><text:span text:style-name="T1">Texture-flow.js:1767:13-29: Rectangle</text:span></text:p>
              <text:p text:style-name="P1"><text:span text:style-name="T1">Texture-flow.js:1767:25-29: Rectangle</text:span></text:p>
            </office:annotation>
            <text:p>28</text:p>
          </table:table-cell>
        </table:table-row>
        <table:table-row table:style-name="ro3">
          <table:table-cell table:style-name="ce3" office:value-type="string">
            <text:p>EventEmit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335">
            <text:p>133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23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draw:style-name="gr42" draw:text-style-name="P1" svg:width="1.1413in" svg:height="4.9in" svg:x="2.9846in" svg:y="0.0276in" draw:caption-point-x="-0.2402in" draw:caption-point-y="0.1642in">
              <dc:creator>LS</dc:creator>
              <dc:date>2018-11-06T00:00:00</dc:date>
              <text:p text:style-name="P1"><text:span text:style-name="T1">TextureManager-flow.js:405:23-34: RenderTarget</text:span></text:p>
              <text:p text:style-name="P1"><text:span text:style-name="T1">TextureManager-flow.js:405:38,411:17: RenderTarget</text:span></text:p>
              <text:p text:style-name="P1"><text:span text:style-name="T1">TextureManager-flow.js:405:42-53: [class: RenderTarget]</text:span></text:p>
              <text:p text:style-name="P1"><text:span text:style-name="T1">TextureManager-flow.js:413:17-28: RenderTarget</text:span></text:p>
              <text:p text:style-name="P1"><text:span text:style-name="T1">TextureManager-flow.js:414:17-82: RenderTarget</text:span></text:p>
              <text:p text:style-name="P1"><text:span text:style-name="T1">TextureManager-flow.js:414:71-82: RenderTarget</text:span></text:p>
              <text:p text:style-name="P1"><text:span text:style-name="T1">TextureManager-flow.js:415:29-40: RenderTarget</text:span></text:p>
              <text:p text:style-name="P1"><text:span text:style-name="T1"/></text:p>
              <text:p text:style-name="P1"><text:span text:style-name="T1"/></text:p>
            </office:annotation>
            <text:p>7</text:p>
          </table:table-cell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Uvs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Uvs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7" draw:text-style-name="P1" svg:width="1.1413in" svg:height="1.4787in" svg:x="2.2811in" svg:y="0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32" draw:text-style-name="P1" svg:width="1.1413in" svg:height="2.8783in" svg:x="3.711in" svg:y="0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11in" svg:y="0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TransformBa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ransformStatic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8" draw:text-style-name="P1" svg:width="1.1413in" svg:height="1.9453in" svg:x="2.28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43" draw:text-style-name="P1" svg:width="1.1413in" svg:height="5.6776in" svg:x="3.7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24" table:default-cell-style-name="ce11"/>
        <table:table-column table:style-name="co2" table:number-columns-repeated="2" table:default-cell-style-name="Default"/>
        <table:table-row table:style-name="ro4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))))))))))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))))))))))))))))))" office:value-type="float" office:value="0">
            <text:p>#NOME?</text:p>
          </table:table-cell>
        </table:table-row>
        <table:table-row table:style-name="ro4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7">12/07/2018</text:date>, <text:time>16:2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2-07T16:24:01</dc:date>
    <dc:creator>Leonardo Silva</dc:creator>
    <meta:editing-duration>P2DT16H14M54S</meta:editing-duration>
    <meta:editing-cycles>237</meta:editing-cycles>
    <meta:generator>OpenOffice/4.1.5$Unix OpenOffice.org_project/415m1$Build-9789</meta:generator>
    <meta:document-statistic meta:table-count="66" meta:cell-count="931" meta:object-count="0"/>
  </office:meta>
</office:document-meta>
</file>